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4.288cm"/>
    </style:style>
    <style:style style:name="Table1.B" style:family="table-column">
      <style:table-column-properties style:column-width="1.716cm"/>
    </style:style>
    <style:style style:name="Table1.C" style:family="table-column">
      <style:table-column-properties style:column-width="2.383cm"/>
    </style:style>
    <style:style style:name="Table1.D" style:family="table-column">
      <style:table-column-properties style:column-width="3.036cm"/>
    </style:style>
    <style:style style:name="Table1.E" style:family="table-column">
      <style:table-column-properties style:column-width="7.578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6.743cm" table:align="left"/>
    </style:style>
    <style:style style:name="Table2.A" style:family="table-column">
      <style:table-column-properties style:column-width="7.84cm"/>
    </style:style>
    <style:style style:name="Table2.B" style:family="table-column">
      <style:table-column-properties style:column-width="8.902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style:contextual-spacing="false" style:writing-mode="lr-tb"/>
    </style:style>
    <style:style style:name="P2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itLab REST API <text:span text:style-name="Strong_20_Emphasis">не имеет отдельного endpoint для глобального поиска репозиториев (проектов)</text:span>, как у GitHub. Однако, ты можешь искать проекты (репозитории) через:</text:p>
      <text:p text:style-name="Preformatted_20_Text">bash</text:p>
      <text:p text:style-name="Preformatted_20_Text">КопироватьРедактировать</text:p>
      <text:p text:style-name="P1"><text:span text:style-name="Source_20_Text">GET /projects</text:span></text:p>
      <text:p text:style-name="Text_20_body">Это не совсем "поисковый" endpoint, а <text:span text:style-name="Strong_20_Emphasis">список всех видимых пользователю проектов</text:span> с возможностью фильтрации и поиска.</text:p>
      <text:p text:style-name="Horizontal_20_Line"/>
      <text:h text:style-name="Heading_20_2" text:outline-level="2">✅ Endpoint: <text:span text:style-name="Source_20_Text">GET /projects</text:span></text:h>
      <text:p text:style-name="Text_20_body">📘 Документация:<text:line-break/><text:a xlink:type="simple" xlink:href="https://docs.gitlab.com/ee/api/projects.html#list-all-projects" office:target-frame-name="_new" xlink:show="replace" text:style-name="Internet_20_link" text:visited-style-name="Visited_20_Internet_20_Link">https://docs.gitlab.com/ee/api/projects.html#list-all-projects</text:a></text:p>
      <text:p text:style-name="Horizontal_20_Line"/>
      <text:h text:style-name="Heading_20_2" text:outline-level="2">📊 Полная таблица параметров запроса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Параметр</text:p>
            </table:table-cell>
            <table:table-cell table:style-name="Table1.A1" office:value-type="string">
              <text:p text:style-name="Table_20_Heading">Тип</text:p>
            </table:table-cell>
            <table:table-cell table:style-name="Table1.A1" office:value-type="string">
              <text:p text:style-name="Table_20_Heading">Обязателен</text:p>
            </table:table-cell>
            <table:table-cell table:style-name="Table1.A1" office:value-type="string">
              <text:p text:style-name="Table_20_Heading">Значение по умолчанию</text:p>
            </table:table-cell>
            <table:table-cell table:style-name="Table1.E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search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Строка поиска по имени, пути и описанию проекта (<text:span text:style-name="Strong_20_Emphasis">подстрока</text:span>, нечувствительно к регистру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membership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false</text:p>
          </table:table-cell>
          <table:table-cell table:style-name="Table1.E2" office:value-type="string">
            <text:p text:style-name="Table_20_Contents">Только проекты, где текущий пользователь — член.</text:p>
          </table:table-cell>
        </table:table-row>
        <table:table-row>
          <table:table-cell table:style-name="Table1.A2" office:value-type="string">
            <text:p text:style-name="Table_20_Contents"><text:span text:style-name="Source_20_Text">owned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false</text:p>
          </table:table-cell>
          <table:table-cell table:style-name="Table1.E2" office:value-type="string">
            <text:p text:style-name="Table_20_Contents">Только проекты, принадлежащие текущему пользователю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tarred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false</text:p>
          </table:table-cell>
          <table:table-cell table:style-name="Table1.E2" office:value-type="string">
            <text:p text:style-name="Table_20_Contents">Только "звёздные" проекты текущего пользователя.</text:p>
          </table:table-cell>
        </table:table-row>
        <table:table-row>
          <table:table-cell table:style-name="Table1.A2" office:value-type="string">
            <text:p text:style-name="Table_20_Contents"><text:span text:style-name="Source_20_Text">visibility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<text:span text:style-name="Source_20_Text">public</text:span>, <text:span text:style-name="Source_20_Text">internal</text:span>, <text:span text:style-name="Source_20_Text">private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order_by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<text:span text:style-name="Source_20_Text">created_at</text:span></text:p>
          </table:table-cell>
          <table:table-cell table:style-name="Table1.E2" office:value-type="string">
            <text:p text:style-name="Table_20_Contents">Поле сортировки: <text:span text:style-name="Source_20_Text">id</text:span>, <text:span text:style-name="Source_20_Text">name</text:span>, <text:span text:style-name="Source_20_Text">path</text:span>, <text:span text:style-name="Source_20_Text">created_at</text:span>, <text:span text:style-name="Source_20_Text">updated_at</text:span>, <text:span text:style-name="Source_20_Text">last_activity_at</text:span>, <text:span text:style-name="Source_20_Text">similarity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ort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<text:span text:style-name="Source_20_Text">desc</text:span></text:p>
          </table:table-cell>
          <table:table-cell table:style-name="Table1.E2" office:value-type="string">
            <text:p text:style-name="Table_20_Contents"><text:span text:style-name="Source_20_Text">asc</text:span> или <text:span text:style-name="Source_20_Text">desc</text:span>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imple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false</text:p>
          </table:table-cell>
          <table:table-cell table:style-name="Table1.E2" office:value-type="string">
            <text:p text:style-name="Table_20_Contents">Вернёт сокращённый список проектов (без вложенных объектов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archived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false</text:p>
          </table:table-cell>
          <table:table-cell table:style-name="Table1.E2" office:value-type="string">
            <text:p text:style-name="Table_20_Contents">Искать среди архивированных проектов.</text:p>
          </table:table-cell>
        </table:table-row>
        <table:table-row>
          <table:table-cell table:style-name="Table1.A2" office:value-type="string">
            <text:p text:style-name="Table_20_Contents"><text:span text:style-name="Source_20_Text">with_issues_enabled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роекты с включёнными issue.</text:p>
          </table:table-cell>
        </table:table-row>
        <table:table-row>
          <table:table-cell table:style-name="Table1.A2" office:value-type="string">
            <text:p text:style-name="Table_20_Contents"><text:span text:style-name="Source_20_Text">with_merge_requests_enabled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роекты с включёнными merge requests.</text:p>
          </table:table-cell>
        </table:table-row>
        <table:table-row>
          <table:table-cell table:style-name="Table1.A2" office:value-type="string">
            <text:p text:style-name="Table_20_Contents"><text:span text:style-name="Source_20_Text">min_access_level</text:span></text:p>
          </table:table-cell>
          <table:table-cell table:style-name="Table1.A2" office:value-type="string">
            <text:p text:style-name="Table_20_Contents">int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Минимальный уровень доступа (<text:span text:style-name="Source_20_Text">10</text:span>, <text:span text:style-name="Source_20_Text">20</text:span>, <text:span text:style-name="Source_20_Text">30</text:span>, <text:span text:style-name="Source_20_Text">40</text:span>, <text:span text:style-name="Source_20_Text">50</text:span>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statistics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false</text:p>
          </table:table-cell>
          <table:table-cell table:style-name="Table1.E2" office:value-type="string">
            <text:p text:style-name="Table_20_Contents">Включить статистику проекта (размер, коммиты и пр.).</text:p>
          </table:table-cell>
        </table:table-row>
        <table:table-row>
          <table:table-cell table:style-name="Table1.A2" office:value-type="string">
            <text:p text:style-name="Table_20_Contents"><text:span text:style-name="Source_20_Text">with_programming_language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роекты, содержащие указанный язык.</text:p>
          </table:table-cell>
        </table:table-row>
        <table:table-row>
          <table:table-cell table:style-name="Table1.A2" office:value-type="string">
            <text:p text:style-name="Table_20_Contents"><text:span text:style-name="Source_20_Text">topic</text:span>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роекты с указанным topic.</text:p>
          </table:table-cell>
        </table:table-row>
        <table:table-row>
          <table:table-cell table:style-name="Table1.A2" office:value-type="string">
            <text:p text:style-name="Table_20_Contents"><text:span text:style-name="Source_20_Text">id_after</text:span> / <text:span text:style-name="Source_20_Text">id_before</text:span></text:p>
          </table:table-cell>
          <table:table-cell table:style-name="Table1.A2" office:value-type="string">
            <text:p text:style-name="Table_20_Contents">int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Фильтрация по ID (полезно для постраничной загрузки).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Source_20_Text">last_activity_after</text:span></text:p>
          </table:table-cell>
          <table:table-cell table:style-name="Table1.A2" office:value-type="string">
            <text:p text:style-name="Table_20_Contents">ISO8601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роекты с активностью позже указанной дат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last_activity_before</text:span></text:p>
          </table:table-cell>
          <table:table-cell table:style-name="Table1.A2" office:value-type="string">
            <text:p text:style-name="Table_20_Contents">ISO8601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роекты с активностью раньше указанной даты.</text:p>
          </table:table-cell>
        </table:table-row>
        <table:table-row>
          <table:table-cell table:style-name="Table1.A2" office:value-type="string">
            <text:p text:style-name="Table_20_Contents"><text:span text:style-name="Source_20_Text">repository_checksum_failed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—</text:p>
          </table:table-cell>
          <table:table-cell table:style-name="Table1.E2" office:value-type="string">
            <text:p text:style-name="Table_20_Contents">Только проекты с ошибками репозитория.</text:p>
          </table:table-cell>
        </table:table-row>
        <table:table-row>
          <table:table-cell table:style-name="Table1.A2" office:value-type="string">
            <text:p text:style-name="Table_20_Contents"><text:span text:style-name="Source_20_Text">include_subgroups</text:span></text:p>
          </table:table-cell>
          <table:table-cell table:style-name="Table1.A2" office:value-type="string">
            <text:p text:style-name="Table_20_Contents">boolean</text:p>
          </table:table-cell>
          <table:table-cell table:style-name="Table1.A2" office:value-type="string">
            <text:p text:style-name="Table_20_Contents">❌</text:p>
          </table:table-cell>
          <table:table-cell table:style-name="Table1.A2" office:value-type="string">
            <text:p text:style-name="Table_20_Contents">false</text:p>
          </table:table-cell>
          <table:table-cell table:style-name="Table1.E2" office:value-type="string">
            <text:p text:style-name="Table_20_Contents">Включать проекты из вложенных подгрупп (если используешь <text:span text:style-name="Source_20_Text">/groups/:id/projects</text:span>).</text:p>
          </table:table-cell>
        </table:table-row>
      </table:table>
      <text:p text:style-name="Horizontal_20_Line"/>
      <text:h text:style-name="Heading_20_2" text:outline-level="2">🧪 Пример запроса:</text:h>
      <text:p text:style-name="Preformatted_20_Text">http</text:p>
      <text:p text:style-name="Preformatted_20_Text">КопироватьРедактировать</text:p>
      <text:p text:style-name="P1"><text:span text:style-name="Source_20_Text">GET https://gitlab.com/api/v4/projects?search=compose&amp;visibility=public&amp;with_programming_language=Kotlin&amp;order_by=last_activity_at</text:span></text:p>
      <text:p text:style-name="Text_20_body">Найдёт все публичные проекты, содержащие "compose" в имени/описании, написанные на Kotlin.</text:p>
      <text:p text:style-name="Horizontal_20_Line"/>
      <text:h text:style-name="Heading_20_2" text:outline-level="2">⚠️ Поиск по <text:span text:style-name="Strong_20_Emphasis">точному</text:span> имени проекта</text:h>
      <text:p text:style-name="Text_20_body">GitLab REST API не предоставляет точного поиска. Однако ты можешь:</text:p>
      <text:list text:style-name="L1">
        <text:list-item>
          <text:p text:style-name="P2">Получить все проекты с <text:span text:style-name="Source_20_Text">search=project-name</text:span></text:p>
        </text:list-item>
        <text:list-item>
          <text:p text:style-name="P2">Фильтровать по точному совпадению на клиенте</text:p>
        </text:list-item>
        <text:list-item>
          <text:p text:style-name="P2">Или, если знаешь namespace (группу/юзер) и путь, использовать:</text:p>
        </text:list-item>
      </text:list>
      <text:p text:style-name="Preformatted_20_Text">http</text:p>
      <text:p text:style-name="Preformatted_20_Text">КопироватьРедактировать</text:p>
      <text:p text:style-name="P1"><text:span text:style-name="Source_20_Text">GET /projects/:encoded_path</text:span></text:p>
      <text:p text:style-name="Text_20_body">Пример:</text:p>
      <text:p text:style-name="Preformatted_20_Text">h</text:p>
      <text:p text:style-name="Preformatted_20_Text">КопироватьРедактировать</text:p>
      <text:p text:style-name="P1"><text:span text:style-name="Source_20_Text">GET /projects/myuser%2Fmyproject</text:span></text:p>
      <text:p text:style-name="Quotations">Здесь <text:span text:style-name="Source_20_Text">myuser/myproject</text:span> закодировано в <text:span text:style-name="Source_20_Text">myuser%2Fmyproject</text:span>.</text:p>
      <text:p text:style-name="Horizontal_20_Line"/>
      <text:h text:style-name="Heading_20_2" text:outline-level="2">✅ Вывод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Цель</text:p>
            </table:table-cell>
            <table:table-cell table:style-name="Table2.B1" office:value-type="string">
              <text:p text:style-name="Table_20_Heading">Решение</text:p>
            </table:table-cell>
          </table:table-row>
        </table:table-header-rows>
        <table:table-row>
          <table:table-cell table:style-name="Table2.A2" office:value-type="string">
            <text:p text:style-name="Table_20_Contents">Найти проекты по имени/описанию</text:p>
          </table:table-cell>
          <table:table-cell table:style-name="Table2.B2" office:value-type="string">
            <text:p text:style-name="Table_20_Contents"><text:span text:style-name="Source_20_Text">GET /projects?search=...</text:span></text:p>
          </table:table-cell>
        </table:table-row>
        <table:table-row>
          <table:table-cell table:style-name="Table2.A2" office:value-type="string">
            <text:p text:style-name="Table_20_Contents">Найти по точному пути (имя + namespace)</text:p>
          </table:table-cell>
          <table:table-cell table:style-name="Table2.B2" office:value-type="string">
            <text:p text:style-name="Table_20_Contents"><text:span text:style-name="Source_20_Text">GET /projects/:namespace%2Fproject</text:span></text:p>
          </table:table-cell>
        </table:table-row>
        <table:table-row>
          <table:table-cell table:style-name="Table2.A2" office:value-type="string">
            <text:p text:style-name="Table_20_Contents">Фильтровать по языку, активности и др.</text:p>
          </table:table-cell>
          <table:table-cell table:style-name="Table2.B2" office:value-type="string">
            <text:p text:style-name="Table_20_Contents">Используй параметры из таблицы выше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7:30:44.289755614</meta:creation-date>
    <dc:date>2025-06-14T17:31:54.000794707</dc:date>
    <meta:editing-duration>PT1M9S</meta:editing-duration>
    <meta:editing-cycles>1</meta:editing-cycles>
    <meta:generator>LibreOffice/7.4.7.2$Linux_X86_64 LibreOffice_project/40$Build-2</meta:generator>
    <meta:document-statistic meta:table-count="2" meta:image-count="0" meta:object-count="0" meta:page-count="2" meta:paragraph-count="140" meta:word-count="356" meta:character-count="2867" meta:non-whitespace-character-count="2642"/>
  </office:meta>
</office:document-meta>
</file>